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AJESTY OF THE LORD (11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AJESTY OF THE LORD (113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horizontal glory (113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vertical glory (113:4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AJESTY OF THE LORD (113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ERCY OF THE LORD (113:7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MERCY OF THE LORD (113:7-9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It lifts up the poor and needy, setting them among princes (113:7-8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It gives a home and children to the barren (113:9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13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MAJESTY OF THE LORD (113:1-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MERCY OF THE LORD (113:7-9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3 </dc:title>
    <meta:initial-creator>David STRICKLAND</meta:initial-creator>
    <dc:creator>David STRICKLAND</dc:creator>
    <meta:creation-date>2020-02-23T23:20:44Z</meta:creation-date>
    <dc:date>2020-02-23T23:20:45Z</dc:date>
    <meta:template xlink:href="BibleStudy" xlink:type="simple"/>
    <meta:editing-cycles>1</meta:editing-cycles>
    <meta:editing-duration>PT0S</meta:editing-duration>
    <meta:document-statistic meta:paragraph-count="14" meta:word-count="105"/>
  </office:meta>
</office:document-meta>
</file>